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Google Sans" fo:font-size="14.2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Google Sans" fo:font-size="14.25pt" fo:letter-spacing="normal" fo:font-style="normal" fo:font-weight="normal" officeooo:rsid="001ce4fd" officeooo:paragraph-rsid="001ce4f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Google Sans" fo:font-size="14.25pt" fo:letter-spacing="normal" fo:font-style="normal" fo:font-weight="normal" officeooo:rsid="001cf5d8" officeooo:paragraph-rsid="001cf5d8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Google Sans" fo:font-size="14.25pt" fo:letter-spacing="normal" fo:font-style="normal" fo:font-weight="normal" officeooo:rsid="001d4000" officeooo:paragraph-rsid="001d4000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Google Sans" fo:font-size="14.25pt" fo:letter-spacing="normal" fo:font-style="normal" fo:font-weight="normal" officeooo:rsid="001f0582" officeooo:paragraph-rsid="001f0582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Google Sans" fo:font-size="14.25pt" fo:letter-spacing="normal" fo:font-style="normal" fo:font-weight="normal" officeooo:rsid="001cf5d8" officeooo:paragraph-rsid="001cf5d8"/>
    </style:style>
    <style:style style:name="T1" style:family="text">
      <style:text-properties officeooo:rsid="001ce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dharth – <text:span text:style-name="T1">Data Scientist – ML/GenAI</text:span></text:p>
      <text:p text:style-name="P1"/>
      <text:p text:style-name="P2">Have done any projects in GenAI space?</text:p>
      <text:p text:style-name="P2">- In Time-series domain?</text:p>
      <text:p text:style-name="P2"/>
      <text:p text:style-name="P3">Take some 10 random numbers and find the maximum number.</text:p>
      <text:p text:style-name="P3"/>
      <text:p text:style-name="P3"/>
      <text:p text:style-name="P3"/>
      <text:p text:style-name="P3">What is a palindrome?</text:p>
      <text:p text:style-name="P3">Incorrect</text:p>
      <text:p text:style-name="P3"/>
      <text:p text:style-name="P3">How would you check if a string is a palindrome?</text:p>
      <text:p text:style-name="P3">Madam, malayalam, python, siddharth</text:p>
      <text:p text:style-name="P3"/>
      <text:p text:style-name="P3"/>
      <text:p text:style-name="P4">SQL:</text:p>
      <text:p text:style-name="P4"/>
      <text:p text:style-name="P4">Find the student with the maximum marks.</text:p>
      <text:p text:style-name="P4"/>
      <text:p text:style-name="P5">Can you write the create statement for this student tabl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1:50:16.285072149</meta:creation-date>
    <dc:date>2025-05-16T08:48:55.018500611</dc:date>
    <meta:editing-duration>PT5M2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62" meta:character-count="370" meta:non-whitespace-character-count="317"/>
  </office:meta>
</office:document-meta>
</file>